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801cm" table:align="margins"/>
    </style:style>
    <style:style style:name="Tabulka1.A" style:family="table-column">
      <style:table-column-properties style:column-width="17.801cm" style:rel-column-width="65535*"/>
    </style:style>
    <style:style style:name="Tabulka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weight="bold" officeooo:paragraph-rsid="002fa12f" fo:background-color="transparent" style:font-weight-asian="bold" style:font-weight-complex="bold"/>
    </style:style>
    <style:style style:name="P5" style:family="paragraph" style:parent-style-name="Text_20_body">
      <style:text-properties fo:font-size="6pt" style:font-size-asian="5.25pt" style:font-size-complex="6pt"/>
    </style:style>
    <style:style style:name="P6" style:family="paragraph" style:parent-style-name="Text_20_body">
      <style:text-properties officeooo:paragraph-rsid="0026e891"/>
    </style:style>
    <style:style style:name="P7" style:family="paragraph" style:parent-style-name="Text_20_body">
      <style:text-properties officeooo:paragraph-rsid="00287577"/>
    </style:style>
    <style:style style:name="P8" style:family="paragraph" style:parent-style-name="Text_20_body">
      <style:text-properties officeooo:paragraph-rsid="002c0b35"/>
    </style:style>
    <style:style style:name="P9" style:family="paragraph" style:parent-style-name="Text_20_body">
      <style:text-properties style:use-window-font-color="true" fo:font-weight="bold" officeooo:rsid="00287577" officeooo:paragraph-rsid="00287577" style:font-weight-asian="bold" style:font-weight-complex="bold"/>
    </style:style>
    <style:style style:name="P10" style:family="paragraph" style:parent-style-name="Text_20_body">
      <style:paragraph-properties fo:margin-left="0.499cm" fo:margin-right="0cm" fo:text-align="start" style:justify-single-word="false" fo:text-indent="-0.499cm" style:auto-text-indent="false">
        <style:tab-stops/>
      </style:paragraph-properties>
      <style:text-properties officeooo:paragraph-rsid="0018fdb9"/>
    </style:style>
    <style:style style:name="P11" style:family="paragraph" style:parent-style-name="Heading_20_1">
      <style:text-properties officeooo:rsid="0034ccdf" officeooo:paragraph-rsid="0034ccdf"/>
    </style:style>
    <style:style style:name="P12" style:family="paragraph" style:parent-style-name="Text_20_body">
      <style:paragraph-properties fo:margin-left="0.499cm" fo:margin-right="0cm" fo:text-align="start" style:justify-single-word="false" fo:text-indent="-0.499cm" style:auto-text-indent="false">
        <style:tab-stops/>
      </style:paragraph-properties>
      <style:text-properties officeooo:paragraph-rsid="0034ccdf"/>
    </style:style>
    <style:style style:name="P13" style:family="paragraph" style:parent-style-name="Text_20_body">
      <style:text-properties fo:font-weight="normal" fo:background-color="transparent" style:font-weight-asian="normal" style:font-weight-complex="normal"/>
    </style:style>
    <style:style style:name="P14" style:family="paragraph" style:parent-style-name="Text_20_body">
      <style:text-properties fo:font-weight="normal" officeooo:rsid="003a81b1" officeooo:paragraph-rsid="003a81b1" fo:background-color="#ffff00" style:font-weight-asian="normal" style:font-weight-complex="normal"/>
    </style:style>
    <style:style style:name="P15" style:family="paragraph" style:parent-style-name="Text_20_body">
      <style:text-properties officeooo:rsid="0036dabe" officeooo:paragraph-rsid="0036dabe"/>
    </style:style>
    <style:style style:name="P16" style:family="paragraph" style:parent-style-name="Text_20_body">
      <style:text-properties officeooo:paragraph-rsid="0036e126" fo:background-color="#ffff00"/>
    </style:style>
    <style:style style:name="P17" style:family="paragraph" style:parent-style-name="Text_20_body">
      <style:text-properties officeooo:rsid="003cf249" officeooo:paragraph-rsid="003cf249" fo:background-color="#ffff00"/>
    </style:style>
    <style:style style:name="P18" style:family="paragraph" style:parent-style-name="Text_20_body">
      <style:text-properties officeooo:paragraph-rsid="00394f58"/>
    </style:style>
    <style:style style:name="P19" style:family="paragraph" style:parent-style-name="Text_20_body">
      <style:text-properties officeooo:paragraph-rsid="003cf249"/>
    </style:style>
    <style:style style:name="P20" style:family="paragraph" style:parent-style-name="Text_20_body">
      <style:text-properties officeooo:paragraph-rsid="003d60f4"/>
    </style:style>
    <style:style style:name="P21" style:family="paragraph" style:parent-style-name="Text_20_body">
      <style:text-properties officeooo:rsid="003ee6e1" officeooo:paragraph-rsid="003ee6e1"/>
    </style:style>
    <style:style style:name="P22" style:family="paragraph" style:parent-style-name="Text_20_body" style:list-style-name="L2">
      <style:text-properties officeooo:rsid="003ee6e1" officeooo:paragraph-rsid="003ee6e1"/>
    </style:style>
    <style:style style:name="P23" style:family="paragraph" style:parent-style-name="Text_20_body" style:list-style-name="L2">
      <style:text-properties officeooo:rsid="0040781f" officeooo:paragraph-rsid="0040781f" fo:background-color="transparent"/>
    </style:style>
    <style:style style:name="P24" style:family="paragraph" style:parent-style-name="Text_20_body" style:list-style-name="L2">
      <style:text-properties officeooo:rsid="0040d8d5" officeooo:paragraph-rsid="0040d8d5"/>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0733c"/>
    </style:style>
    <style:style style:name="T2" style:family="text">
      <style:text-properties fo:language="en" fo:country="US"/>
    </style:style>
    <style:style style:name="T3" style:family="text">
      <style:text-properties fo:language="en" fo:country="US" fo:font-weight="normal" officeooo:rsid="0018fdb9" style:font-weight-asian="normal" style:font-weight-complex="normal"/>
    </style:style>
    <style:style style:name="T4" style:family="text">
      <style:text-properties fo:language="en" fo:country="US" fo:font-weight="bold" officeooo:rsid="0018fdb9" style:font-weight-asian="bold" style:font-weight-complex="bold"/>
    </style:style>
    <style:style style:name="T5" style:family="text">
      <style:text-properties fo:language="en" fo:country="US" officeooo:rsid="00394f58"/>
    </style:style>
    <style:style style:name="T6" style:family="text">
      <style:text-properties fo:language="cs" fo:country="CZ"/>
    </style:style>
    <style:style style:name="T7" style:family="text">
      <style:text-properties fo:language="cs" fo:country="CZ" officeooo:rsid="00394f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28907" style:font-style-asian="normal" style:font-style-complex="normal"/>
    </style:style>
    <style:style style:name="T11" style:family="text">
      <style:text-properties fo:font-style="normal" officeooo:rsid="00287577" style:font-style-asian="normal" style:font-style-complex="normal"/>
    </style:style>
    <style:style style:name="T12" style:family="text">
      <style:text-properties fo:font-style="normal" officeooo:rsid="0036dabe" style:font-style-asian="normal" style:font-style-complex="normal"/>
    </style:style>
    <style:style style:name="T13" style:family="text">
      <style:text-properties fo:font-style="normal" officeooo:rsid="003d60f4" style:font-style-asian="normal" style:font-style-complex="normal"/>
    </style:style>
    <style:style style:name="T14" style:family="text">
      <style:text-properties fo:font-style="normal" officeooo:rsid="00416cd8"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fa12f" style:font-style-asian="normal" style:font-weight-asian="normal" style:font-style-complex="normal" style:font-weight-complex="normal"/>
    </style:style>
    <style:style style:name="T17" style:family="text">
      <style:text-properties fo:font-style="normal" fo:font-weight="normal" officeooo:rsid="00340044" style:font-style-asian="normal" style:font-weight-asian="normal" style:font-style-complex="normal" style:font-weight-complex="normal"/>
    </style:style>
    <style:style style:name="T18" style:family="text">
      <style:text-properties fo:font-style="normal" officeooo:rsid="003b5da4" fo:background-color="#ffff00" loext:char-shading-value="0" style:font-style-asian="normal" style:font-style-complex="normal"/>
    </style:style>
    <style:style style:name="T19" style:family="text">
      <style:text-properties fo:font-style="normal" officeooo:rsid="003d60f4" fo:background-color="transparent" loext:char-shading-value="0" style:font-style-asian="normal" style:font-style-complex="normal"/>
    </style:style>
    <style:style style:name="T20" style:family="text">
      <style:text-properties fo:font-style="normal" fo:background-color="transparent" loext:char-shading-value="0" style:font-style-asian="normal" style:font-style-complex="normal"/>
    </style:style>
    <style:style style:name="T21" style:family="text">
      <style:text-properties fo:font-weight="normal" style:font-weight-asian="normal" style:font-weight-complex="normal"/>
    </style:style>
    <style:style style:name="T22" style:family="text">
      <style:text-properties fo:font-weight="normal" officeooo:rsid="003d60f4" style:font-weight-asian="normal" style:font-weight-complex="normal"/>
    </style:style>
    <style:style style:name="T23" style:family="text">
      <style:text-properties fo:font-weight="normal" officeooo:rsid="003cf249" style:font-weight-asian="normal" style:font-weight-complex="normal"/>
    </style:style>
    <style:style style:name="T24" style:family="text">
      <style:text-properties fo:font-weight="bold" style:font-weight-asian="bold" style:font-weight-complex="bold"/>
    </style:style>
    <style:style style:name="T25" style:family="text">
      <style:text-properties style:text-position="sub 58%" fo:font-style="normal" fo:font-weight="normal" style:font-style-asian="normal" style:font-weight-asian="normal" style:font-style-complex="normal" style:font-weight-complex="normal"/>
    </style:style>
    <style:style style:name="T26" style:family="text">
      <style:text-properties fo:background-color="#ffffff" loext:char-shading-value="0"/>
    </style:style>
    <style:style style:name="T27" style:family="text">
      <style:text-properties officeooo:rsid="0030733c" fo:background-color="#ffffff" loext:char-shading-value="0"/>
    </style:style>
    <style:style style:name="T28" style:family="text">
      <style:text-properties fo:color="#ff3333" fo:font-weight="bold" style:font-weight-asian="bold" style:font-weight-complex="bold"/>
    </style:style>
    <style:style style:name="T29" style:family="text">
      <style:text-properties officeooo:rsid="00187ff5"/>
    </style:style>
    <style:style style:name="T30" style:family="text">
      <style:text-properties officeooo:rsid="0020ea92"/>
    </style:style>
    <style:style style:name="T31" style:family="text">
      <style:text-properties officeooo:rsid="00228907"/>
    </style:style>
    <style:style style:name="T32" style:family="text">
      <style:text-properties officeooo:rsid="0026e891"/>
    </style:style>
    <style:style style:name="T33" style:family="text">
      <style:text-properties officeooo:rsid="0034ccdf"/>
    </style:style>
    <style:style style:name="T34" style:family="text">
      <style:text-properties officeooo:rsid="00187ff5" fo:background-color="#ffff00" loext:char-shading-value="0"/>
    </style:style>
    <style:style style:name="T35" style:family="text">
      <style:text-properties fo:background-color="#ffff00" loext:char-shading-value="0"/>
    </style:style>
    <style:style style:name="T36" style:family="text">
      <style:text-properties officeooo:rsid="003cf249" fo:background-color="#ffff00" loext:char-shading-value="0"/>
    </style:style>
    <style:style style:name="T37" style:family="text">
      <style:text-properties officeooo:rsid="0040781f" fo:background-color="#ffff00" loext:char-shading-value="0"/>
    </style:style>
    <style:style style:name="T38" style:family="text">
      <style:text-properties officeooo:rsid="00364bc9"/>
    </style:style>
    <style:style style:name="T39" style:family="text">
      <style:text-properties officeooo:rsid="0036dabe"/>
    </style:style>
    <style:style style:name="T40" style:family="text">
      <style:text-properties officeooo:rsid="0036e126"/>
    </style:style>
    <style:style style:name="T41" style:family="text">
      <style:text-properties officeooo:rsid="003a0ad7"/>
    </style:style>
    <style:style style:name="T42" style:family="text">
      <style:text-properties officeooo:rsid="003cf249"/>
    </style:style>
    <style:style style:name="T43" style:family="text">
      <style:text-properties fo:background-color="transparent" loext:char-shading-value="0"/>
    </style:style>
    <style:style style:name="T44" style:family="text">
      <style:text-properties officeooo:rsid="0040d8d5"/>
    </style:style>
    <style:style style:name="T4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size="10pt" fo:language="en" fo:country="US" style:language-asian="zh" style:country-asian="CN" style:language-complex="hi" style:country-complex="IN"/>
    </style:style>
    <style:style style:name="T48"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text:span text:style-name="T33">8</text:span> Shared Task <text:span text:style-name="T29">Proposal</text:span>: <text:span text:style-name="T34">Multilingual Parsing from Raw Text to Universal Dependencies</text:span></text:p>
      <text:p text:style-name="P9"/>
      <text:h text:style-name="Heading_20_1" text:outline-level="1">Organizing Committee</text:h>
      <text:p text:style-name="Text_20_body"/>
      <text:p text:style-name="P7"><text:span text:style-name="T28">Main contact person:</text:span><text:span text:style-name="T24"> Dan Zeman, </text:span><text:a xlink:type="simple" xlink:href="mailto:zeman@ufal.mff.cuni.cz" text:style-name="Internet_20_link" text:visited-style-name="Visited_20_Internet_20_Link"><text:span text:style-name="T24">zeman@ufal.mff.cuni.cz</text:span></text:a></text:p>
      <table:table table:name="Tabulka1" table:style-name="Tabulka1">
        <table:table-column table:style-name="Tabulka1.A"/>
        <table:table-row>
          <table:table-cell table:style-name="Tabulka1.A1" office:value-type="string">
            <text:p text:style-name="P10"><text:span text:style-name="T4">Chair:</text:span><text:span text:style-name="T3"> </text:span><text:span text:style-name="T6">Jan Hajič, </text:span><text:span text:style-name="T2">Charles University, Prague &lt;</text:span><text:a xlink:type="simple" xlink:href="mailto:hajic@ufal.mff.cuni.cz" text:style-name="Internet_20_link" text:visited-style-name="Visited_20_Internet_20_Link"><text:span text:style-name="T6">hajic@ufal.mff.cuni.cz</text:span></text:a><text:span text:style-name="T2">&gt;</text:span></text:p>
            <text:p text:style-name="P12">Daniel Zeman, Charles University, Prague<text:line-break/>&lt;<text:a xlink:type="simple" xlink:href="mailto:zeman@ufal.mff.cuni.cz" text:style-name="Internet_20_link" text:visited-style-name="Visited_20_Internet_20_Link">zeman@ufal.mff.cuni.cz</text:a>&gt;</text:p>
            <text:p text:style-name="P12"><text:span text:style-name="T3">J</text:span>oakim Nivre, Uppsala University<text:line-break/>&lt;<text:a xlink:type="simple" xlink:href="mailto:joakim.nivre@lingfil.uu.se" text:style-name="Internet_20_link" text:visited-style-name="Visited_20_Internet_20_Link">joakim.nivre@lingfil.uu.se</text:a>&gt;</text:p>
            <text:p text:style-name="P10">Filip Ginter, University of Turku<text:line-break/>&lt;<text:a xlink:type="simple" xlink:href="mailto:ginter@cs.utu.fi" text:style-name="Internet_20_link" text:visited-style-name="Visited_20_Internet_20_Link">ginter@cs.utu.fi</text:a>&gt;</text:p>
            <text:p text:style-name="P10">Slav Petrov, Google<text:line-break/>&lt;<text:a xlink:type="simple" xlink:href="mailto:slav@google.com" text:style-name="Internet_20_link" text:visited-style-name="Visited_20_Internet_20_Link">slav@google.com</text:a>&gt;</text:p>
            <text:p text:style-name="P10">Milan Straka, Charles University, Prague<text:line-break/>&lt;<text:a xlink:type="simple" xlink:href="mailto:straka@ufal.mff.cuni.cz" text:style-name="Internet_20_link" text:visited-style-name="Visited_20_Internet_20_Link">straka@ufal.mff.cuni.cz</text:a>&gt;</text:p>
            <text:p text:style-name="P10">Martin Popel, Charles University, Prague<text:line-break/>&lt;<text:a xlink:type="simple" xlink:href="mailto:popel@ufal.mff.cuni.cz" text:style-name="Internet_20_link" text:visited-style-name="Visited_20_Internet_20_Link">popel@ufal.mff.cuni.cz</text:a>&gt;</text:p>
          </table:table-cell>
        </table:table-row>
      </table:table>
      <text:p text:style-name="P5"/>
      <text:h text:style-name="P11" text:outline-level="1">Stuff New in 2018</text:h>
      <text:p text:style-name="P21">The proposed task is a follow-up of the CoNLL 2017 Shared Task: Multilingual Parsing from Raw Text to Universal Dependencies. We first summarize aspects that will be new in 2018; then we provide a more detailed description of the shared task for readers who are not familiar with the 2017 task.</text:p>
      <text:list xml:id="list2674905759" text:style-name="L2">
        <text:list-item>
          <text:p text:style-name="P22">Evaluation of morphology. In 2017 this was just a secondary metric, in 2018 it will be part of the main metric: the UPOS tags and selected morphological features will have to be predicted by the systems. <text:s/>We will add the Unimorph data (used in the morphological shared task that runs parallel to us) to the list of resources approved to be used by participants, and we will encourage the participants to use it. <text:span text:style-name="T35">[Dan: While the motivation here is that we now evaluate the same amount of information in all languages – what is expressed by function words in Spanish is expressed by morphology in Finnish – </text:span><text:span text:style-name="T37">the scores will actually diverge even more, because getting Finnish right will be even more difficult than before. Is that a problem?]</text:span></text:p>
        </text:list-item>
        <text:list-item>
          <text:p text:style-name="P23">Enhanced dependencies. Universal Dependencies define so-called enhanced representation, which captures additional bi-lexical dependencies that do not fit to ordinary dependency trees. The set of dependencies in the enhanced representation is a directed graph (not even acyclic). The participants will be encouraged to predict the enhanced graphs, too. This will be a separate track of the task, as the enhanced representation will be available for only a few languages.</text:p>
        </text:list-item>
        <text:list-item>
          <text:p text:style-name="P23">Parallel track. We have several sets of parallel treebanks but the 2017 task did not take advantage of the parallel annotation. In the parallel track this year, the parsing system will be fed with parallel sentences from different languages at the same time, <text:span text:style-name="T44">and it will be encouraged to utilize the knowledge that they are parallel. For example, after building two independent trees for English and Swedish translation, it could compare the trees and improve each of them based on the dependencies seen on the other side.</text:span></text:p>
        </text:list-item>
        <text:list-item>
          <text:p text:style-name="P24"><text:span text:style-name="T43">Instead of surprise languages, there will be a category of low-resource languages that have little or no training data. The names of the languages, as well as whatever sample data may be available, will not be kept as surprise.</text:span></text:p>
        </text:list-item>
        <text:list-item>
          <text:p text:style-name="P24"><text:span text:style-name="T43">There will be new languages that were not part of the 2017 evaluation.</text:span></text:p>
        </text:list-item>
      </text:list>
      <text:h text:style-name="Heading_20_1" text:outline-level="1"><text:soft-page-break/>Description of the Shared Task</text:h>
      <text:p text:style-name="P6"><text:span text:style-name="T32">The focus of the proposed task is learning syntactic dependency parsers that can work in a real-world setting, starting from raw text, and that can work over many typologically different languages, even low-resource languages for which there is little or no training data, by exploiting a common syntactic annotation standard.</text:span> This task has been made possible by the Universal Dependencies initiative <text:span text:style-name="T9">(</text:span><text:span text:style-name="T11">UD, </text:span><text:a xlink:type="simple" xlink:href="http://universaldependencies.org/" text:style-name="Internet_20_link" text:visited-style-name="Visited_20_Internet_20_Link"><text:span text:style-name="T9">http://universaldependencies.org/</text:span></text:a><text:span text:style-name="T9">)</text:span>, which has developed treebanks for <text:span text:style-name="T38">50</text:span>+ languages with cross-linguistically consistent annotation and recoverability of the original raw texts.</text:p>
      <text:p text:style-name="P8">Participating systems will have to find labeled syntactic dependencies between words, i.e. a <text:span text:style-name="T9">syntactic</text:span><text:span text:style-name="T8"> head</text:span><text:span text:style-name="T9"> for each word, and a </text:span><text:span text:style-name="T8">label</text:span><text:span text:style-name="T9"> classifying the type of the dependency relation. There will be multiple test sets in various languages but all data sets will adhere to the common annotation style of UD. Participants will be asked to parse raw text where no gold-standard </text:span><text:span text:style-name="T10">pre-processing</text:span><text:span text:style-name="T9"> (tokenization, lemmas, morphology) is available. </text:span><text:span text:style-name="T13">We will provide </text:span><text:span text:style-name="T19">data preprocessed by a baseline system</text:span><text:span text:style-name="T20"> (UDPipe, </text:span><text:a xlink:type="simple" xlink:href="https://ufal.mff.cuni.cz/udpipe/" text:style-name="Internet_20_link" text:visited-style-name="Visited_20_Internet_20_Link"><text:span text:style-name="T20">https://ufal.mff.cuni.cz/udpipe/</text:span></text:a><text:span text:style-name="T19">) so that the participants can focus on improving just one part of the processing pipeline, if they want to.</text:span><text:span text:style-name="T20"> We believe that this makes the task reasonably accessible for everyone.</text:span></text:p>
      <text:p text:style-name="P3">We do not plan on running separate open and closed tracks. Instead, we want to include every system in <text:span text:style-name="T35">a single track</text:span>, which will be formally closed, but where the list of permitted resources is rather broad; see below for more on the data selection process.</text:p>
      <text:h text:style-name="Heading_20_1" text:outline-level="1">Data</text:h>
      <text:p text:style-name="Text_20_body">The task will only <text:span text:style-name="T31">utilize</text:span> resources that are publicly available, royalty-free, and under a license that is free at least for non-commercial usage (e.g., CC BY-SA or CC BY-NC-SA). The right to use the data must not be limited to the shared task, i.e., the data must be available for follow-up research too.</text:p>
      <text:h text:style-name="Heading_20_2" text:outline-level="2">Treebanks</text:h>
      <text:p text:style-name="P19">The main data sets will be taken from the UD treebanks. <text:span text:style-name="T42">Unlike in 2017, no languages will be “surprise” languages (meaning that participants do not know which languages are going to be used). However, as in 2017, there will be a category of languages for which little or no training data exist, and the participants will be encouraged to employ cross-lingual techniques and the data from the other languages.</text:span></text:p>
      <text:p text:style-name="P20"><text:span text:style-name="T23">The 2017 evaluation was done on 81 test sets from 49 languages. </text:span><text:span text:style-name="T22">We expect to use all these languages plus a few more in 2018.</text:span><text:span text:style-name="T21"> We will only include UD treebanks which pass validation tests for the UD guidelines, and for which we can obtain a test set of at least 10,000 words. There is no upper limit on the test size (the largest test set is currently ~170K). Participants will receive training+development data with gold-standard tokenization, sentence segmentation, POS tags and dependency relations; for some languages also lemmas and/or </text:span><office:annotation office:name="__Annotation__570_1689775935"><dc:creator>Joakim Nivre</dc:creator><dc:date>2016-08-26T11:34:11</dc:date><text:p text:style-name="P25"><text:span text:style-name="T48">I think we should make morphological features obligatory. </text:span></text:p></office:annotation><text:span text:style-name="T21">morphological features</text:span><office:annotation-end office:name="__Annotation__570_1689775935"/><office:annotation><dc:creator>Daniel Zeman</dc:creator><dc:date>2016-08-26T17:22:40</dc:date><loext:sender-initials>DZ</loext:sender-initials><text:p text:style-name="P25"><text:span text:style-name="T46">Odpověď na Joakim Nivre (26.08.2016, 11:34): "..."</text:span></text:p><text:p><text:span text:style-name="T47">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 text:style-name="T21">. The size of these data sets will vary according to availability. For some languages, </text:span><text:span text:style-name="T22">there will be just a small sample of several dozens of sentences</text:span><text:span text:style-name="T21">, for others it may be ten times larger than the test set. </text:span><text:span text:style-name="T22">In the larger languages, one subset of the data will be formally designated as the development set, and the participants will be asked not to use it for training their final system.</text:span></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31">They</text:span> may not be available for all languages (note that UD contains also some classical languages such as Ancient Greek) but we are confident that we will be able to provide more than 500M words for most languages. For convenience, we will provide a variant of this data pre-processed by UDPipe, and also pre-computed word embedding vectors for those participants who want to use them but do not want to tweak their own settings of the word-to-vector software. <text:span text:style-name="T36">Do we want to promise anything for languages that are new in UD? We can as well leave the last year’s corpus as it is.</text:span></text:p>
      <text:h text:style-name="Heading_20_2" text:outline-level="2">Parallel Data</text:h>
      <text:p text:style-name="Text_20_body">To support multi-lingual and cross-lingual approaches and model transfers, participants <text:span text:style-name="T1">will be </text:span>allowed to use data from the OPUS parallel corpus (<text:a xlink:type="simple" xlink:href="http://opus.lingfil.uu.se/" text:style-name="Internet_20_link" text:visited-style-name="Visited_20_Internet_20_Link">http://opus.lingfil.uu.se/</text:a>). We will not redistribute these data sets, <text:s/>participants <text:span text:style-name="T1">will be</text:span> simply referred to the OPUS website.</text:p>
      <text:h text:style-name="Heading_20_2" text:outline-level="2">Call for Additional Data</text:h>
      <text:p text:style-name="Text_20_body">Instead of organizing a separate open track we will encourage the participants to report (by the end of December) additional data they want to use. If the data sets are relevant to the task and meet the public availability condition, they will be added to the list of resources available to <text:span text:style-name="T1">all </text:span>participants.</text:p>
      <text:p text:style-name="P17"><text:soft-page-break/>All the data from the last year’s list is automatically approved. Plus Unimorph?</text:p>
      <text:h text:style-name="Heading_20_1" text:outline-level="1">Evaluation of Participating Systems</text:h>
      <text:p text:style-name="P2">All systems will be required to generate valid output in the CoNLL-U format for all test sets. They will know the language of the test set, but they must respond even to unknown language codes (for which there are no training data). The systems will be able to select either raw text as input, or the file pre-processed by UDPipe. Every system must produce <office:annotation office:name="__Annotation__735_2558692343"><dc:creator>Daniel Zeman</dc:creator><dc:date>2017-10-22T22:42:08.919000000</dc:date><loext:sender-initials>DZ</loext:sender-initials><text:p text:style-name="P25"><text:span text:style-name="T45">In 2017, some people complained that the evaluator did not accept cycles and multi-root graphs. Do we want to change anything in this respect?</text:span></text:p></office:annotation>valid<office:annotation-end office:name="__Annotation__735_2558692343"/> output for every test set.</text:p>
      <text:p text:style-name="P2">The evaluation will <text:span text:style-name="T35">focus on dependency relations</text:span>, i.e., the index of the head node and the dependency label. POS tags, lemmas and morphological features are not <text:span text:style-name="T1">counted </text:span>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2">The evaluation starts by aligning the system-produced words to the gold standard ones (<text:span text:style-name="T26">see </text:span><text:span text:style-name="T27">the </text:span><text:span text:style-name="T26">Appendix</text:span> for details). Once the words are aligned, we will compute two metrics: Labeled Attachment Score (LAS) and a UD-specific metric that takes typological variation across languages into account by putting most weight on dependency relations that can be expected to be parallel across languages. <text:s/>Systems will be ranked by a macro-average over all test sets, and we would prefer to use the UD-specific metric for this purpose to make scores more comparable across languages. However, we still need to study the effect of adopting a new metric and will fall back on standard LAS if we are not convinced that the new metric is adequate. The final choice of the main metric should in any case be made before the announcement of the <text:span text:style-name="T30">rules in December</text:span>. </text:p>
      <text:p text:style-name="P4">Labeled Attachment Score (LAS<text:span text:style-name="T9">)</text:span><text:span text:style-name="T15">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text:span><text:span text:style-name="T16">then </text:span><text:span text:style-name="T15">define LAS a</text:span><text:span text:style-name="T17">s the </text:span><text:span text:style-name="T15">F</text:span><text:span text:style-name="T25">1</text:span><text:span text:style-name="T15"> </text:span><text:span text:style-name="T17">score =</text:span><text:span text:style-name="T15"> 2PR / (P+R).</text:span></text:p>
      <text:p text:style-name="P14"><text:span text:style-name="T9">TODO: Metric for enhanced dependencies. </text:span><text:span text:style-name="T14">(This might be simply F score of all dependencies in the enhanced graph.)</text:span><text:span text:style-name="T9"> Metric including morphology. </text:span><text:span text:style-name="T14">(This might be simply F score where a dependency is correct only if UPOS + features of the dependent word are also correct.)</text:span></text:p>
      <text:p text:style-name="P13"><text:span text:style-name="T9">Besides the central metric and one overall ranking of the systems, we will evaluate the systems along various other dimensions and we may publish additional rankings for sub-tasks (e.g., performance on the </text:span><text:span text:style-name="T12">low-resource</text:span><text:span text:style-name="T9"> languages). The evaluation script </text:span><text:span text:style-name="T12">will be publicly available to the participants. </text:span><text:span text:style-name="T18">If we use a new metric that includes morphology, specifically promise that we will also publish results comparable to the 2017 task.</text:span></text:p>
      <text:p text:style-name="Text_20_body">We <text:span text:style-name="T41">want</text:span> to use the Tira platform (<text:a xlink:type="simple" xlink:href="http://www.tira.io/" text:style-name="Internet_20_link" text:visited-style-name="Visited_20_Internet_20_Link">http://www.tira.io/</text:a>) as <text:span text:style-name="T39">in the previous year (i.e., instead of submitting just processed data, the participants will have to deploy their systems in a remote virtual machine, and process the test data there)</text:span>. <text:span text:style-name="T41">Following the experience from 2017, we will work with Tira administrators to make the evaluation easier for the participants. We hope that Tira will be able to provide the participants with a way of monitoring their systems’ progress; independent of that, we will allow partial system runs so that the participants have faster feedback.</text:span> </text:p>
      <text:h text:style-name="Heading_20_1" text:outline-level="1">Timeline</text:h>
      <text:p text:style-name="P15">The exact schedule depends on the dates of the CoNLL conference and the deadline for the final version of the shared task papers. If CoNLL is co-located with EMNLP in October/November 2018, which is our preference, there will be more time both for us to prepare the data, and for the participants to tune their systems.</text:p>
      <text:p text:style-name="P16"><text:span text:style-name="T40">Dan: Timing is not so easy as it may seem at the first glance. We could use the regular UD 2.2 release in May 2018 (i.e. 2 months later than in 2017) but then the test phase should be in July, which is bad (people will be traveling, including me, there is also ACL etc.) So we should either take UD 2.1, or do again an irregular release for the shared task. This time we are not so pressed because the universal guidelines have not changed, so we could take UD 2.1 for treebanks where nothing has changed, but providers that are able to improve their data, will improve (or even add new treebanks). I would “release” (i.e. include in the released package) again only training + dev data, but unlike last year, I would not force everyone to remove their test data from Github; it seems too much of a hassle. Task participants will have no guarantee that we use exactly the data that are in the repositories; </text:span><text:soft-page-break/><text:span text:style-name="T40">and if we can manage it, we can even add some test data here and there, but I would not promise it. The test phase could be in the second half of May or in June, and we could do a full-scale UD release after that, with all the test data included. (Regular release on May 15 might be difficult also because of LREC, which is May 7-12.) But all this will change if CoNLL is colocated with something else than EMNLP.</text:span></text:p>
      <text:h text:style-name="Heading_20_1" text:outline-level="1">Organizing Team</text:h>
      <text:p text:style-name="P18"><text:span text:style-name="T5">The core organizing team will be the same as for the 2017 task: co-chaired by </text:span><text:span text:style-name="T7">Jan Hajič </text:span><text:span text:style-name="T5">and Dan Zeman, with the help of Joakim Nivre, Filip Ginter, Slav Petrov, Milan Straka and Martin Pop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7-10-22T23:38:12.292000000</dc:date>
    <meta:editing-duration>PT13H33M2S</meta:editing-duration>
    <meta:editing-cycles>76</meta:editing-cycles>
    <meta:generator>LibreOffice/5.3.1.2$Windows_X86_64 LibreOffice_project/e80a0e0fd1875e1696614d24c32df0f95f03deb2</meta:generator>
    <dc:creator>Daniel Zeman</dc:creator>
    <meta:document-statistic meta:table-count="1" meta:image-count="0" meta:object-count="0" meta:page-count="4" meta:paragraph-count="47" meta:word-count="2250" meta:character-count="13676" meta:non-whitespace-character-count="11482"/>
  </office:meta>
</office:document-meta>
</file>